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WoodyApple.makeTargetURI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WoodyApple.loadDocumentFromSource( Source document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indingWoodyApple.process( AppleRequest req , Apple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WoodyApple.processInitialization( AppleRequest req , AppleResponse 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indingWoodyApple.completeResult( AppleResponse res , String uri , boolean finis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WoodyApple.processValidation( AppleRequest req , AppleResponse 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indingWoodyApple.processRequest( AppleRequest req , Apple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WoodyApple.saveDocumentToSource( Source docTarget , Document 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indingWoodyApple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WoodyApple.getContex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